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table:style-name="ce1" office:value-type="string" calcext:value-type="string">
            <text:p>Setor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3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3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3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/>
          <table:table-cell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3" office:value-type="string" calcext:value-type="string">
            <text:p>2020-05-05 08:50: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ndas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3" office:value-type="string" calcext:value-type="string">
            <text:p>2020-05-05 10:55: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3" office:value-type="string" calcext:value-type="string">
            <text:p>2020-05-05 11:45: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stratégico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Fun_Setor</text:p>
          </table:table-cell>
          <table:table-cell table:style-name="ce1" office:value-type="string" calcext:value-type="string">
            <text:p>Funcionario_id</text:p>
          </table:table-cell>
          <table:table-cell table:style-name="Default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2:05:42.634091809</meta:creation-date>
    <dc:date>2022-05-04T22:52:23.248323362</dc:date>
    <meta:editing-duration>PT36M30S</meta:editing-duration>
    <meta:editing-cycles>1</meta:editing-cycles>
    <meta:document-statistic meta:table-count="1" meta:cell-count="105" meta:object-count="0"/>
    <meta:generator>LibreOffice/6.4.7.2$Linux_X86_64 LibreOffice_project/40$Build-2</meta:generator>
  </office:meta>
</office:document-meta>
</file>